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5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proyec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Generalizar servidor</text:p>
        </text:list-item>
        <text:list-item>
          <text:p text:style-name="P10">Implementar manejadores de paquetes</text:p>
        </text:list-item>
        <text:list-item>
          <text:p text:style-name="P10">Crear modulo de usuarios</text:p>
        </text:list-item>
        <text:list-item>
          <text:p text:style-name="P10">Crear modulo de proyectos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Generalizar servidor</text:p>
          </table:table-cell>
          <table:table-cell table:style-name="Table3.A2" office:value-type="string">
            <text:p text:style-name="P12">Aplicación de la generalización al servidor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manejadores de paquetes</text:p>
          </table:table-cell>
          <table:table-cell table:style-name="Table3.A2" office:value-type="string">
            <text:p text:style-name="P12">Implementación de los manejadores por modulo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rear modulo de usuarios</text:p>
          </table:table-cell>
          <table:table-cell table:style-name="Table3.A2" office:value-type="string">
            <text:p text:style-name="P12">Codificación básica del modulo de usuario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Crear modulo de proyectos</text:p>
          </table:table-cell>
          <table:table-cell table:style-name="Table3.A2" office:value-type="string">
            <text:p text:style-name="P12">Codificación básica del modulo proyectos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9:09:46</meta:creation-date>
    <dc:creator>David Cuadrado</dc:creator>
    <dc:date>2007-02-24T12:23:17</dc:date>
    <dc:language>es-CO</dc:language>
    <meta:editing-cycles>20</meta:editing-cycles>
    <meta:editing-duration>PT22M11S</meta:editing-duration>
    <meta:template xlink:type="simple" xlink:actuate="onRequest" xlink:role="template" xlink:href="../../../../.ooo-2.0/user/template/ktoon_plan_de_iteracion.ott" xlink:title="ktoon_plan_de_iteracion" meta:date="2007-02-06T19:09:46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7" meta:word-count="101" meta:character-count="732"/>
  </office:meta>
</office:document-meta>
</file>